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nsola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cess Tracer]--</text:p>
      <text:p text:style-name="P1">[<text:a xlink:type="simple" xlink:href="https://github.com/shishir993/ProcessTracer">https://github.com/shishir993/ProcessTracer</text:a>]</text:p>
      <text:p text:style-name="P1">Traces the execution of a process. One can see various important events that take place during the process's execution – process creation, thread creation/exit, DLL load and unload. ProcessTracer does this by using the Debugging APIs provided by the Windows OS.</text:p>
      <text:p text:style-name="P1"/>
      <text:p text:style-name="P1">ProcessTracer currently only works on 32bit Windows executable files. It can monitor only one process at a time. It takes up the security context of the logged in user. So you will not be able to trace higher privileged processes unless you run it as an administrator.</text:p>
      <text:p text:style-name="P1"/>
      <text:p text:style-name="P1">--[UI Design]--</text:p>
      <text:p text:style-name="P1">The UI is very basic. It was created initially to be used as a debugger so it has windows for showing code disassembly and process's memory information. These are however not used in this version.</text:p>
      <text:p text:style-name="P1"/>
      <text:p text:style-name="P1">The process trace information is written to the bottom text box. This will contain events such as ThreadCreate, ThreadExit, LoadDLL, UnloadDLL, etc.</text:p>
      <text:p text:style-name="P1"/>
      <text:p text:style-name="P1">Menu items enable: Loading new process, opening an active process, starting a debug session, ending a debug session, etc. There is an option to terminate the target process. You also have the option of simply detaching from the target process so that it is no longer being traced and you free to trace another process.</text:p>
      <text:p text:style-name="P1"/>
      <text:p text:style-name="P1">Another feature is that you can Suspend/Resume all threads of the target process so you can suspend the target process in execution.</text:p>
      <text:p text:style-name="P1"/>
      <text:p text:style-name="P1">--[Architecture]--</text:p>
      <text:p text:style-name="P1">ProcessTracer runs with three threads. </text:p>
      <text:p text:style-name="P1"/>
      <text:p text:style-name="P1">- The Main thread </text:p>
      <text:p text:style-name="P1">It runs the main WndProc that listens to GUI messages from OS. It communicates with the second thread (Watchdog thread) via events that are completely asynchronous.</text:p>
      <text:p text:style-name="P1"/>
      <text:p text:style-name="P1">- Watchdog thread</text:p>
      <text:p text:style-name="P1">This is responsible for starting and stopping the third thread (Debug thread). It receives events from the GUI thread and passes them onto the debug thread, again via events.</text:p>
      <text:p text:style-name="P1"/>
      <text:p text:style-name="P1">- Debug thread</text:p>
      <text:p text:style-name="P1">This is responsible for tracing a process. This thread receives debug events from the target process and displays them on the UI. It receives events such as terminate, detach, suspend and resume threads from the Watchdog thread via events.</text:p>
      <text:p text:style-name="P1"/>
      <text:p text:style-name="P1"><text:soft-page-break/>--[Source Code Navigation]--</text:p>
      <text:p text:style-name="P1">Main.cpp: UI initialization and message loop.</text:p>
      <text:p text:style-name="P1">WndProc.cpp: Contains the WndProc() that receives GUI events. Also has the dialog procedures for the two dialog boxes – Open Process dialog, About dialog.</text:p>
      <text:p text:style-name="P1"/>
      <text:p text:style-name="P1">Logger.cpp: Functions to enable logging messages to a file.</text:p>
      <text:p text:style-name="P1">MenuItems.cpp: Controls the enabling/disabling the various menu items.</text:p>
      <text:p text:style-name="P1">HelperFuncs.cpp: Various UI/EventHandle helpers.</text:p>
      <text:p text:style-name="P1">WatchDogThread.cpp: Entry point for the watchdog thread and its related functions.</text:p>
      <text:p text:style-name="P1"/>
      <text:p text:style-name="P1">DebugThread.cpp: Entry point for the debug thread. Contains functions that create new process, open active process, receive and display the debug/trace events.</text:p>
      <text:p text:style-name="P1"/>
      <text:p text:style-name="P1">DebugThreadHelpers.cpp: Helper functions that are called from debug thread. Mainly includes functions to keep track of threads in the target process.</text:p>
      <text:p text:style-name="P1"/>
      <text:p text:style-name="P1">--[User Libraries]--</text:p>
      <text:p text:style-name="P1">- CHelpLib.DLL</text:p>
      <text:p text:style-name="P1">This DLL, written by me, includes helper functions for string &amp; memory operations and more importantly a hashtable implementation. This library is being developed as a separate project. Stuff is getting added to it constantly as and when the need arises. Git repo is here: <text:a xlink:type="simple" xlink:href="https://github.com/shishir993/CHelpLib">https://github.com/shishir993/CHelpLib</text:a></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ishir Prasad</meta:initial-creator>
    <meta:creation-date>2013-09-11T18:35:02.36</meta:creation-date>
    <meta:document-statistic meta:table-count="0" meta:image-count="0" meta:object-count="0" meta:page-count="2" meta:paragraph-count="29" meta:word-count="500" meta:character-count="3225"/>
    <dc:date>2013-09-11T21:52:11.41</dc:date>
    <dc:creator>Shishir Prasad</dc:creator>
    <meta:editing-duration>PT42S</meta:editing-duration>
    <meta:editing-cycles>1</meta:editing-cycles>
    <meta:generator>OpenOffice/4.0.0$Win32 OpenOffice.org_project/400m3$Build-9702</meta:generator>
  </office:meta>
</office:document-meta>
</file>